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a" fo:country="DK" fo:font-weight="bold" officeooo:rsid="000ffc97" officeooo:paragraph-rsid="000ffc97" style:language-asian="zxx" style:country-asian="none" style:font-weight-asian="bold" style:language-complex="zxx" style:country-complex="none" style:font-weight-complex="bold"/>
    </style:style>
    <style:style style:name="P2" style:family="paragraph" style:parent-style-name="Standard">
      <style:text-properties fo:language="da" fo:country="DK" fo:font-weight="bold" officeooo:rsid="000ffc97" officeooo:paragraph-rsid="00151805" style:language-asian="zxx" style:country-asian="none" style:font-weight-asian="bold" style:language-complex="zxx" style:country-complex="none" style:font-weight-complex="bold"/>
    </style:style>
    <style:style style:name="P3" style:family="paragraph" style:parent-style-name="Standard">
      <style:text-properties fo:language="da" fo:country="DK" fo:font-weight="bold" officeooo:rsid="000ffc97" officeooo:paragraph-rsid="00190e9b" style:language-asian="zxx" style:country-asian="none" style:font-weight-asian="bold" style:language-complex="zxx" style:country-complex="none" style:font-weight-complex="bold"/>
    </style:style>
    <style:style style:name="P4" style:family="paragraph" style:parent-style-name="Standard">
      <style:text-properties fo:language="da" fo:country="DK" fo:font-weight="bold" officeooo:rsid="0012c5f6" officeooo:paragraph-rsid="0012c5f6" style:language-asian="zxx" style:country-asian="none" style:font-weight-asian="bold" style:language-complex="zxx" style:country-complex="none" style:font-weight-complex="bold"/>
    </style:style>
    <style:style style:name="P5" style:family="paragraph" style:parent-style-name="Standard">
      <style:text-properties fo:language="da" fo:country="DK" fo:font-weight="bold" officeooo:rsid="0013bbae" officeooo:paragraph-rsid="00151805" style:language-asian="zxx" style:country-asian="none" style:font-weight-asian="bold" style:language-complex="zxx" style:country-complex="none" style:font-weight-complex="bold"/>
    </style:style>
    <style:style style:name="P6" style:family="paragraph" style:parent-style-name="Standard">
      <style:text-properties fo:language="da" fo:country="DK" fo:font-weight="bold" officeooo:rsid="0013bbae" officeooo:paragraph-rsid="00190e9b" style:language-asian="zxx" style:country-asian="none" style:font-weight-asian="bold" style:language-complex="zxx" style:country-complex="none" style:font-weight-complex="bold"/>
    </style:style>
    <style:style style:name="P7" style:family="paragraph" style:parent-style-name="Standard">
      <style:text-properties fo:language="da" fo:country="DK" fo:font-weight="normal" officeooo:rsid="000ffc97" officeooo:paragraph-rsid="000ffc97" style:language-asian="zxx" style:country-asian="none" style:font-weight-asian="normal" style:language-complex="zxx" style:country-complex="none" style:font-weight-complex="normal"/>
    </style:style>
    <style:style style:name="P8" style:family="paragraph" style:parent-style-name="Standard">
      <style:text-properties fo:language="da" fo:country="DK" fo:font-weight="normal" officeooo:rsid="000ffc97" officeooo:paragraph-rsid="0012c5f6" style:language-asian="zxx" style:country-asian="none" style:font-weight-asian="normal" style:language-complex="zxx" style:country-complex="none" style:font-weight-complex="normal"/>
    </style:style>
    <style:style style:name="P9" style:family="paragraph" style:parent-style-name="Standard">
      <style:text-properties fo:language="da" fo:country="DK" fo:font-weight="normal" officeooo:rsid="000ffc97" officeooo:paragraph-rsid="00151805" style:language-asian="zxx" style:country-asian="none" style:font-weight-asian="normal" style:language-complex="zxx" style:country-complex="none" style:font-weight-complex="normal"/>
    </style:style>
    <style:style style:name="P10" style:family="paragraph" style:parent-style-name="Standard">
      <style:text-properties fo:language="da" fo:country="DK" fo:font-weight="normal" officeooo:rsid="000ffc97" officeooo:paragraph-rsid="00190e9b" style:language-asian="zxx" style:country-asian="none" style:font-weight-asian="normal" style:language-complex="zxx" style:country-complex="none" style:font-weight-complex="normal"/>
    </style:style>
    <style:style style:name="P11" style:family="paragraph" style:parent-style-name="Standard">
      <style:text-properties fo:language="da" fo:country="DK" fo:font-weight="normal" officeooo:rsid="0012c5f6" officeooo:paragraph-rsid="0012c5f6" style:language-asian="zxx" style:country-asian="none" style:font-weight-asian="normal" style:language-complex="zxx" style:country-complex="none" style:font-weight-complex="normal"/>
    </style:style>
    <style:style style:name="P12" style:family="paragraph" style:parent-style-name="Standard">
      <style:text-properties fo:language="da" fo:country="DK" fo:font-weight="normal" officeooo:rsid="0013bbae" officeooo:paragraph-rsid="00151805" style:language-asian="zxx" style:country-asian="none" style:font-weight-asian="normal" style:language-complex="zxx" style:country-complex="none" style:font-weight-complex="normal"/>
    </style:style>
    <style:style style:name="P13" style:family="paragraph" style:parent-style-name="Standard">
      <style:text-properties fo:language="da" fo:country="DK" fo:font-weight="normal" officeooo:rsid="0013bbae" officeooo:paragraph-rsid="00190e9b" style:language-asian="zxx" style:country-asian="none" style:font-weight-asian="normal" style:language-complex="zxx" style:country-complex="none" style:font-weight-complex="normal"/>
    </style:style>
    <style:style style:name="P14" style:family="paragraph" style:parent-style-name="Standard">
      <style:text-properties fo:language="da" fo:country="DK" fo:font-weight="normal" officeooo:rsid="0013bbae" officeooo:paragraph-rsid="00192883" style:language-asian="zxx" style:country-asian="none" style:font-weight-asian="normal" style:language-complex="zxx" style:country-complex="none" style:font-weight-complex="normal"/>
    </style:style>
    <style:style style:name="P15" style:family="paragraph" style:parent-style-name="Standard">
      <style:text-properties fo:language="da" fo:country="DK" fo:font-weight="normal" officeooo:rsid="0016d2c2" officeooo:paragraph-rsid="0016d2c2" style:language-asian="zxx" style:country-asian="none" style:font-weight-asian="normal" style:language-complex="zxx" style:country-complex="none" style:font-weight-complex="normal"/>
    </style:style>
    <style:style style:name="P16" style:family="paragraph" style:parent-style-name="Standard">
      <style:text-properties fo:language="da" fo:country="DK" fo:font-weight="normal" officeooo:rsid="0013444e" officeooo:paragraph-rsid="0012c5f6" style:language-asian="zxx" style:country-asian="none" style:font-weight-asian="normal" style:language-complex="zxx" style:country-complex="none" style:font-weight-complex="normal"/>
    </style:style>
    <style:style style:name="P17" style:family="paragraph" style:parent-style-name="Standard">
      <style:text-properties fo:language="da" fo:country="DK" officeooo:rsid="000ffc97" officeooo:paragraph-rsid="000ffc97" style:language-asian="zxx" style:country-asian="none" style:language-complex="zxx" style:country-complex="none"/>
    </style:style>
    <style:style style:name="P18" style:family="paragraph" style:parent-style-name="Standard">
      <style:paragraph-properties fo:break-before="page"/>
      <style:text-properties fo:language="da" fo:country="DK" fo:font-weight="bold" officeooo:rsid="000ffc97" officeooo:paragraph-rsid="00190e9b" style:language-asian="zxx" style:country-asian="none" style:font-weight-asian="bold" style:language-complex="zxx" style:country-complex="none" style:font-weight-complex="bold"/>
    </style:style>
    <style:style style:name="P19" style:family="paragraph" style:parent-style-name="Standard">
      <style:text-properties fo:language="da" fo:country="DK" fo:font-weight="normal" officeooo:rsid="001c0fe3" officeooo:paragraph-rsid="001c0fe3" style:language-asian="zxx" style:country-asian="none" style:font-weight-asian="normal" style:language-complex="zxx" style:country-complex="none" style:font-weight-complex="normal"/>
    </style:style>
    <style:style style:name="T1" style:family="text">
      <style:text-properties officeooo:rsid="001054fe"/>
    </style:style>
    <style:style style:name="T2" style:family="text">
      <style:text-properties officeooo:rsid="0012c5f6"/>
    </style:style>
    <style:style style:name="T3" style:family="text">
      <style:text-properties officeooo:rsid="0013bbae"/>
    </style:style>
    <style:style style:name="T4" style:family="text">
      <style:text-properties officeooo:rsid="00192883"/>
    </style:style>
    <style:style style:name="T5" style:family="text">
      <style:text-properties officeooo:rsid="001a8b80"/>
    </style:style>
    <style:style style:name="T6" style:family="text">
      <style:text-properties officeooo:rsid="001a9465"/>
    </style:style>
    <style:style style:name="T7" style:family="text">
      <style:text-properties officeooo:rsid="001d8d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ne:</text:p>
      <text:p text:style-name="P17">Test af arduino og rfid-læser</text:p>
      <text:p text:style-name="P1">Kvalitetsattributer:</text:p>
      <text:p text:style-name="P7">Reliability, Security, Efficiency</text:p>
      <text:p text:style-name="P1">Spike beskrivelse:</text:p>
      <text:p text:style-name="P7">Vi vil gerne undersøge hvordan arduino og rfid-læser kan kommunikere via API. Der skal udføres små test/prototyper for at sikre denne funktionalitet.</text:p>
      <text:p text:style-name="P7"/>
      <text:p text:style-name="P1">Emne:</text:p>
      <text:p text:style-name="P7">Test af kort</text:p>
      <text:p text:style-name="P1">Kvalitetsattributer:</text:p>
      <text:p text:style-name="P7">Reliability</text:p>
      <text:p text:style-name="P1">Spike beskrivelse:</text:p>
      <text:p text:style-name="P7">Vi skal undersøge hvilke data vi kan/<text:span text:style-name="T1">vil</text:span> hente og skrive på kortet</text:p>
      <text:p text:style-name="P7"/>
      <text:p text:style-name="P4">Emne:</text:p>
      <text:p text:style-name="P11">Kommunikation mellem platforme</text:p>
      <text:p text:style-name="P4">Kvalitetsattributer:</text:p>
      <text:p text:style-name="P11">Reliability, efficiency</text:p>
      <text:p text:style-name="P4">Spike beskrivelse:</text:p>
      <text:p text:style-name="P8"><text:span text:style-name="T2">Vi vil undersøge, hvordan kommunikationen i mellem hardware arkitekturen kan afhjælpes med MSGPack. </text:span>Der skal udføres små test/prototyper for at sikre denne funktionalitet.</text:p>
      <text:p text:style-name="P16"/>
      <text:p text:style-name="P18">Emne:</text:p>
      <text:p text:style-name="P10">Bestemmelse af rejsestruktur</text:p>
      <text:p text:style-name="P6">Løsnings opsummering:</text:p>
      <text:p text:style-name="P14"><text:span text:style-name="T4">Ved tjek-ind/ud sender bussen et kald til databasen med tid, nuværende zone, kortnummer og en boolean om det er tjek ind eller ud. Når et nyt kald når databasen køres kaldet op imod et defineret regelsæt, som bestemmer om der er tale om en fortsat rejse eller enkeltstående. Herudfra opdateres saldoen </text:span><text:span text:style-name="T5">i e</text:span><text:span text:style-name="T6">n</text:span><text:span text:style-name="T5"> separat tab</text:span><text:span text:style-name="T6">el</text:span><text:span text:style-name="T4">.</text:span></text:p>
      <text:p text:style-name="P3">Kvalitetsattributer:</text:p>
      <text:p text:style-name="P10">Reliability, usability, efficiency, testability</text:p>
      <text:p text:style-name="P3">Spike beskrivelse:</text:p>
      <text:p text:style-name="P10">Vi vil i denne spike overveje og bestemme, hvordan vi vil holde styr på brugernes saldi, samt hvordan sammensatte rejser skal håndteres.</text:p>
      <text:p text:style-name="P6">Løsning:</text:p>
      <text:p text:style-name="P13"/>
      <text:p text:style-name="P6">Motivation / argumentation:</text:p>
      <text:p text:style-name="P19">I overvejelserne omkring hvordan vi ville sikre at de rigtige beløb bliver trukket, har vi haft en del hensyn at tage. Hvis bussen mister netværksforbindelsen, skal systemet selv kunne merge rejser, retroaktivt. Der var så mange hensyn for at håndtere dette at vi besluttede os for at lave et regelsæt som nye kald skal testes imod, for forhåbentligt at sikre rejsens rigtighed.</text:p>
      <text:p text:style-name="P6">Uløste emner / problemer:</text:p>
      <text:p text:style-name="P19">Hvor mange zoner rejsen varer – kan kun simuleres, da vi ikke har en algoritme til at se hvordan zonerne hænger sammen.</text:p>
      <text:p text:style-name="P6">Overvejede alternativer:</text:p>
      <text:p text:style-name="P2"/>
      <text:p text:style-name="P2"/>
      <text:p text:style-name="P2">Emne</text:p>
      <text:p text:style-name="P9">Overvejelser omkring kryptering</text:p>
      <text:p text:style-name="P5">Løsnings opsummering:</text:p>
      <text:p text:style-name="P12">Vi har valgt at bruge AES-<text:span text:style-name="T7">256</text:span>, til at kryptere password og cpr-nummer.</text:p>
      <text:p text:style-name="P2">Kvalitetsattributer:</text:p>
      <text:p text:style-name="P9">Security</text:p>
      <text:p text:style-name="P2">Spike beskrivelse:</text:p>
      <text:p text:style-name="P9">Vi skal bestemme hvilke data, der er vigtige nok til at kryptere, og hvordan dette gøres <text:span text:style-name="T3">hensigtsmæssigt.</text:span></text:p>
      <text:p text:style-name="P5">Løsning:</text:p>
      <text:p text:style-name="P2"><text:a xlink:type="simple" xlink:href="http://msdn.microsoft.com/en-us/library/system.security.cryptography.aes(v=vs.110).aspx"><text:span text:style-name="T3">http://msdn.microsoft.com/en-us/library/system.security.cryptography.aes(v=vs.110).aspx</text:span></text:a></text:p>
      <text:p text:style-name="P15">Vi implementerede koden til AES krypteringen, og lavede en test-klasse for at teste funktionaliteten.</text:p>
      <text:p text:style-name="P5">Motivation / argumentation:</text:p>
      <text:p text:style-name="P12">I overvejelserne med hvilke attributter, der er kritiske, kom vi frem til at det kun var cpr-nummer og password, som var nødvendige at kryptere. Vi overvejede om vi skulle kryptere et eventuelt kreditkort-nummer, men besluttede at undgå dette, ved slet ikke at gemme kreditkort oplysninger. Vi har valgt at bruge AES-<text:span text:style-name="T7">256</text:span>, da den endnu ikke har været brudt. Vi har derfor vurderet at dette var et sikkert valg.</text:p>
      <text:p text:style-name="P5">Overvejede alternativer:</text:p>
      <text:p text:style-name="P12">Vi overvejede at kryptere alle personlige oplysninger, men vi indså, at der ville blive skabe en unødvendig overhead, som vi helst ville være forud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9S</meta:editing-duration>
    <meta:editing-cycles>15</meta:editing-cycles>
    <meta:generator>LibreOffice/3.6$Windows_x86 LibreOffice_project/e29a214-2bbed72-0621de6-a97528c-8f066d</meta:generator>
    <dc:date>2014-01-05T14:51:06.37</dc:date>
    <meta:document-statistic meta:table-count="0" meta:image-count="0" meta:object-count="0" meta:page-count="2" meta:paragraph-count="47" meta:word-count="422" meta:character-count="2913" meta:non-whitespace-character-count="2538"/>
    <meta:user-defined meta:name="Info 1"/>
    <meta:user-defined meta:name="Info 2"/>
    <meta:user-defined meta:name="Info 3"/>
    <meta:user-defined meta:name="Info 4"/>
  </office:meta>
</office:document-meta>
</file>